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taSessionContext.buildOrObtain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JtaSessionContext.SpringJtaSessionContext( SessionFactoryImplemento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